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1.136cm" fo:min-width="6.386cm" fo:wrap-option="no-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8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6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2.7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9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2cm" svg:height="1.7cm" svg:x="12.8cm" svg:y="3.3cm">
          <text:p text:style-name="P1">Wait for event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xml:id="id2" draw:id="id2" draw:layer="layout" svg:width="5.3cm" svg:height="1.7cm" svg:x="22.5cm" svg:y="11.2cm">
          <text:p text:style-name="P1">Propagate err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7.3cm" svg:height="1.3cm" svg:x="1.2cm" svg:y="1.2cm">
          <draw:text-box>
            <text:p text:style-name="P4"><text:span text:style-name="T1">The asynchronous task life cycle</text:span></text:p>
          </draw:text-box>
        </draw:frame>
        <draw:connector draw:style-name="gr4" draw:text-style-name="P2" draw:layer="layout" draw:line-skew="-2.201cm" svg:x1="16.4cm" svg:y1="5cm" svg:x2="25.15cm" svg:y2="11.2cm" draw:start-shape="id1" draw:start-glue-point="2" draw:end-shape="id2" svg:d="M16400 5000v900h8750v5300" svg:viewBox="0 0 8751 6201">
          <text:p/>
        </draw:connector>
        <draw:custom-shape draw:style-name="gr5" draw:text-style-name="P3" xml:id="id3" draw:id="id3" draw:layer="layout" svg:width="5.4cm" svg:height="1.7cm" svg:x="16.6cm" svg:y="11.2cm">
          <text:p text:style-name="P1">Mark as cancele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201cm" svg:x1="16.4cm" svg:y1="5cm" svg:x2="19.3cm" svg:y2="11.2cm" draw:start-shape="id1" draw:start-glue-point="2" draw:end-shape="id3" draw:end-glue-point="0" svg:d="M16400 5000v900h2900v5300" svg:viewBox="0 0 2901 6201">
          <text:p/>
        </draw:connector>
        <draw:custom-shape draw:style-name="gr6" draw:text-style-name="P3" xml:id="id7" draw:id="id7" draw:layer="layout" svg:width="7.2cm" svg:height="1.7cm" svg:x="5.6cm" svg:y="7.3cm">
          <text:p text:style-name="P1">Perform work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8cm" svg:height="1.7cm" svg:x="4.6cm" svg:y="11.2cm">
          <text:p text:style-name="P1">Mark as done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6.2cm" svg:height="1.7cm" svg:x="9.9cm" svg:y="11.2cm">
          <text:p text:style-name="P1">Record + mark error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23.2cm" svg:height="1.7cm" svg:x="4.6cm" svg:y="14.7cm">
          <text:p text:style-name="P1">Terminate task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1cm" svg:x1="25.15cm" svg:y1="12.9cm" svg:x2="16.2cm" svg:y2="14.7cm" draw:start-shape="id2" draw:start-glue-point="2" draw:end-shape="id4" draw:end-glue-point="0" svg:d="M25150 12900v800h-8950v1000" svg:viewBox="0 0 8951 1801">
          <text:p/>
        </draw:connector>
        <draw:connector draw:style-name="gr4" draw:text-style-name="P2" draw:layer="layout" draw:line-skew="-0.1cm" svg:x1="19.3cm" svg:y1="12.9cm" svg:x2="16.2cm" svg:y2="14.7cm" draw:start-shape="id3" draw:start-glue-point="2" draw:end-shape="id4" svg:d="M19300 12900v800h-3100v1000" svg:viewBox="0 0 3101 1801">
          <text:p/>
        </draw:connector>
        <draw:connector draw:style-name="gr4" draw:text-style-name="P2" draw:layer="layout" draw:line-skew="-0.1cm" svg:x1="13cm" svg:y1="12.9cm" svg:x2="16.2cm" svg:y2="14.7cm" draw:start-shape="id5" draw:start-glue-point="2" draw:end-shape="id4" draw:end-glue-point="0" svg:d="M13000 12900v800h3200v1000" svg:viewBox="0 0 3201 1801">
          <text:p/>
        </draw:connector>
        <draw:connector draw:style-name="gr4" draw:text-style-name="P2" draw:layer="layout" draw:line-skew="-0.1cm" svg:x1="7cm" svg:y1="12.9cm" svg:x2="16.2cm" svg:y2="14.7cm" draw:start-shape="id6" draw:start-glue-point="2" draw:end-shape="id4" svg:d="M7000 12900v800h9200v1000" svg:viewBox="0 0 9201 1801">
          <text:p/>
        </draw:connector>
        <draw:connector draw:style-name="gr4" draw:text-style-name="P2" draw:layer="layout" draw:line-skew="-0.251cm" svg:x1="16.4cm" svg:y1="5cm" svg:x2="9.2cm" svg:y2="7.3cm" draw:start-shape="id1" draw:start-glue-point="2" draw:end-shape="id7" draw:end-glue-point="0" svg:d="M16400 5000v900h-7200v1400" svg:viewBox="0 0 7201 2301">
          <text:p/>
        </draw:connector>
        <draw:connector draw:style-name="gr4" draw:text-style-name="P2" draw:layer="layout" draw:line-skew="-0.4cm" svg:x1="9.2cm" svg:y1="9cm" svg:x2="13cm" svg:y2="11.2cm" draw:start-shape="id7" draw:start-glue-point="2" draw:end-shape="id5" draw:end-glue-point="0" svg:d="M9200 9000v700h3800v1500" svg:viewBox="0 0 3801 2201">
          <text:p/>
        </draw:connector>
        <draw:connector draw:style-name="gr4" draw:text-style-name="P2" draw:layer="layout" draw:line-skew="-0.4cm" svg:x1="9.2cm" svg:y1="9cm" svg:x2="7cm" svg:y2="11.2cm" draw:start-shape="id7" draw:start-glue-point="2" draw:end-shape="id6" draw:end-glue-point="0" svg:d="M9200 9000v700h-2200v1500" svg:viewBox="0 0 2201 2201">
          <text:p/>
        </draw:connector>
        <draw:connector draw:style-name="gr4" draw:text-style-name="P2" draw:layer="layout" draw:line-skew="0.199cm -0.499cm" svg:x1="9.2cm" svg:y1="9cm" svg:x2="12.8cm" svg:y2="4.15cm" draw:start-shape="id7" draw:start-glue-point="2" draw:end-shape="id1" draw:end-glue-point="3" svg:d="M9200 9000v700h-4600v-5550h8200" svg:viewBox="0 0 8201 5551">
          <text:p/>
        </draw:connector>
        <draw:frame draw:style-name="gr10" draw:text-style-name="P7" draw:layer="layout" svg:width="2.5cm" svg:height="1.047cm" svg:x="25.7cm" svg:y="5.9cm">
          <draw:text-box>
            <text:p text:style-name="P6"><text:span text:style-name="T2">Some input event errors</text:span></text:p>
          </draw:text-box>
        </draw:frame>
        <draw:line draw:style-name="gr11" draw:text-style-name="P2" draw:layer="layout" svg:x1="25.7cm" svg:y1="6.4cm" svg:x2="24.6cm" svg:y2="6.4cm">
          <text:p/>
        </draw:line>
        <draw:frame draw:style-name="gr12" draw:text-style-name="P7" draw:layer="layout" svg:width="3.5cm" svg:height="1.445cm" svg:x="19.8cm" svg:y="5.9cm">
          <draw:text-box>
            <text:p text:style-name="P6"><text:span text:style-name="T2">Some input events were canceled </text:span></text:p>
          </draw:text-box>
        </draw:frame>
        <draw:line draw:style-name="gr11" draw:text-style-name="P2" draw:layer="layout" svg:x1="19.8cm" svg:y1="6.4cm" svg:x2="18.7cm" svg:y2="6.4cm">
          <text:p/>
        </draw:line>
        <draw:frame draw:style-name="gr13" draw:text-style-name="P7" draw:layer="layout" svg:width="3.1cm" svg:height="1.047cm" svg:x="9.7cm" svg:y="5.9cm">
          <draw:text-box>
            <text:p text:style-name="P6"><text:span text:style-name="T2">All input events completed well</text:span></text:p>
          </draw:text-box>
        </draw:frame>
        <draw:line draw:style-name="gr11" draw:text-style-name="P2" draw:layer="layout" svg:x1="9.7cm" svg:y1="6.4cm" svg:x2="8.6cm" svg:y2="6.4cm">
          <text:p/>
        </draw:line>
        <draw:frame draw:style-name="gr13" draw:text-style-name="P7" draw:layer="layout" svg:width="3.1cm" svg:height="1.047cm" svg:x="7.6cm" svg:y="9.753cm">
          <draw:text-box>
            <text:p text:style-name="P6"><text:span text:style-name="T2">Work finished successfully</text:span></text:p>
          </draw:text-box>
        </draw:frame>
        <draw:line draw:style-name="gr11" draw:text-style-name="P2" draw:layer="layout" svg:x1="7.6cm" svg:y1="10.253cm" svg:x2="6.5cm" svg:y2="10.253cm">
          <text:p/>
        </draw:line>
        <draw:frame draw:style-name="gr13" draw:text-style-name="P7" draw:layer="layout" svg:width="3.1cm" svg:height="1.047cm" svg:x="13.6cm" svg:y="9.7cm">
          <draw:text-box>
            <text:p text:style-name="P6"><text:span text:style-name="T2">An exception was raised</text:span></text:p>
          </draw:text-box>
        </draw:frame>
        <draw:line draw:style-name="gr11" draw:text-style-name="P2" draw:layer="layout" svg:x1="13.6cm" svg:y1="10.2cm" svg:x2="12.5cm" svg:y2="10.2cm">
          <text:p/>
        </draw:line>
        <draw:line draw:style-name="gr11" draw:text-style-name="P2" draw:layer="layout" svg:x1="5.1cm" svg:y1="9cm" svg:x2="4cm" svg:y2="9cm">
          <text:p/>
        </draw:line>
        <draw:frame draw:style-name="gr14" draw:text-style-name="P9" draw:layer="layout" svg:width="2.9cm" svg:height="1.047cm" svg:x="1cm" svg:y="8.5cm">
          <draw:text-box>
            <text:p text:style-name="P8"><text:span text:style-name="T2">Need to wait for other tas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drien Grasland</meta:initial-creator>
    <meta:creation-date>2016-05-23T21:45:24.757550579</meta:creation-date>
    <dc:date>2016-05-23T22:04:50.951317758</dc:date>
    <dc:creator>Hadrien Grasland</dc:creator>
    <meta:editing-duration>PT4M3S</meta:editing-duration>
    <meta:editing-cycles>3</meta:editing-cycles>
    <meta:generator>LibreOffice/5.0.3.2$Linux_X86_64 LibreOffice_project/00m0$Build-2</meta:generator>
    <meta:document-statistic meta:object-count="30"/>
  </office:meta>
</office:document-meta>
</file>